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10.58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8.97mm" svg:height="98.72mm" svg:x="0mm" svg:y="78.89mm">
            <loext:p draw:notify-on-update-of-ranges="Sheet1.A1:Sheet1.A1 Sheet1.A2:Sheet1.A16 Sheet1.C1:Sheet1.C1 Sheet1.C2:Sheet1.C16 Sheet1.H2:Sheet1.H16 Sheet1.A2:Sheet1.A16 Sheet1.A2:Sheet1.A16 Sheet1.F2:Sheet1.F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9.54mm" svg:height="112.24mm" svg:x="0mm" svg:y="199.33mm">
            <loext:p draw:notify-on-update-of-ranges="Sheet1.B1:Sheet1.B1 Sheet1.B2:Sheet1.B16 Sheet1.C1:Sheet1.C1 Sheet1.C2:Sheet1.C16 Sheet1.G2:Sheet1.G16 Sheet1.B2:Sheet1.B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 office:value-type="string" calcext:value-type="string">
            <text:p>teo1</text:p>
          </table:table-cell>
          <table:table-cell table:style-name="Default" office:value-type="string" calcext:value-type="string">
            <text:p>teo2</text:p>
          </table:table-cell>
          <table:table-cell table:style-name="Default" office:value-type="string" calcext:value-type="string">
            <text:p>teo3</text:p>
          </table:table-cell>
          <table:table-cell table:style-name="Default" office:value-type="string" calcext:value-type="string">
            <text:p>error1</text:p>
          </table:table-cell>
          <table:table-cell table:style-name="Default" office:value-type="string" calcext:value-type="string">
            <text:p>error2</text:p>
          </table:table-cell>
          <table:table-cell table:style-name="Default" office:value-type="string" calcext:value-type="string">
            <text:p>error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table:formula="of:=(168-[.C2])*[.A2]" office:value-type="float" office:value="1140" calcext:value-type="float">
            <text:p>1140</text:p>
          </table:table-cell>
          <table:table-cell table:formula="of:=(168-[.C2])*[.B2]" office:value-type="float" office:value="1640" calcext:value-type="float">
            <text:p>1640</text:p>
          </table:table-cell>
          <table:table-cell table:formula="of:=168-[.$L$2]/[.A2]" office:value-type="float" office:value="159.666666666667" calcext:value-type="float">
            <text:p>159.666666666667</text:p>
          </table:table-cell>
          <table:table-cell table:formula="of:=168-[.$L$3]/[.B2]" office:value-type="float" office:value="157.643527204503" calcext:value-type="float">
            <text:p>157.643527204503</text:p>
          </table:table-cell>
          <table:table-cell table:formula="of:=168-[.$L$4]/[.A2]" office:value-type="float" office:value="158.418353576248" calcext:value-type="float">
            <text:p>158.418353576248</text:p>
          </table:table-cell>
          <table:table-cell table:formula="of:=([.F2]-[.C2])*([.F2]-[.C2])" office:value-type="float" office:value="2.77777777777775" calcext:value-type="float">
            <text:p>2.77777777777775</text:p>
          </table:table-cell>
          <table:table-cell table:formula="of:=([.G2]-[.C2])*([.G2]-[.C2])" office:value-type="float" office:value="0.127072853929576" calcext:value-type="float">
            <text:p>0.127072853929576</text:p>
          </table:table-cell>
          <table:table-cell table:formula="of:=([.H2]-[.C2])*([.H2]-[.C2])" office:value-type="float" office:value="0.175019714759748" calcext:value-type="float">
            <text:p>0.175019714759748</text:p>
          </table:table-cell>
          <table:table-cell table:style-name="ce1" office:value-type="float" office:value="950" calcext:value-type="float">
            <text:p>950</text:p>
          </table:table-cell>
          <table:table-cell table:style-name="ce1" table:formula="of:=SUM([.I2:.I16])" office:value-type="float" office:value="812.779005061571" calcext:value-type="float">
            <text:p>812.779005061571</text:p>
          </table:table-cell>
          <table:table-cell office:value-type="string" calcext:value-type="string">
            <text:p>Low Valu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table:formula="of:=(168-[.C3])*[.A3]" office:value-type="float" office:value="1220" calcext:value-type="float">
            <text:p>1220</text:p>
          </table:table-cell>
          <table:table-cell table:formula="of:=(168-[.C3])*[.B3]" office:value-type="float" office:value="1780" calcext:value-type="float">
            <text:p>1780</text:p>
          </table:table-cell>
          <table:table-cell table:formula="of:=168-[.$L$2]/[.A3]" office:value-type="float" office:value="152.426229508197" calcext:value-type="float">
            <text:p>152.426229508197</text:p>
          </table:table-cell>
          <table:table-cell table:formula="of:=168-[.$L$3]/[.B3]" office:value-type="float" office:value="148.916162489196" calcext:value-type="float">
            <text:p>148.916162489196</text:p>
          </table:table-cell>
          <table:table-cell table:formula="of:=168-[.$L$4]/[.A3]" office:value-type="float" office:value="150.093316519546" calcext:value-type="float">
            <text:p>150.093316519546</text:p>
          </table:table-cell>
          <table:table-cell table:formula="of:=([.F3]-[.C3])*([.F3]-[.C3])" office:value-type="float" office:value="19.5915076592313" calcext:value-type="float">
            <text:p>19.5915076592313</text:p>
          </table:table-cell>
          <table:table-cell table:formula="of:=([.G3]-[.C3])*([.G3]-[.C3])" office:value-type="float" office:value="0.839353706610197" calcext:value-type="float">
            <text:p>0.839353706610197</text:p>
          </table:table-cell>
          <table:table-cell table:formula="of:=([.H3]-[.C3])*([.H3]-[.C3])" office:value-type="float" office:value="4.38197405100427" calcext:value-type="float">
            <text:p>4.38197405100427</text:p>
          </table:table-cell>
          <table:table-cell table:style-name="ce1" table:formula="of:=AVERAGE([.E1:.E14])" office:value-type="float" office:value="1698.46153846154" calcext:value-type="float">
            <text:p>1698.46153846154</text:p>
          </table:table-cell>
          <table:table-cell table:style-name="ce1" table:formula="of:=SUM([.J2:.J16])" office:value-type="float" office:value="244.396709656177" calcext:value-type="float">
            <text:p>244.396709656177</text:p>
          </table:table-cell>
          <table:table-cell office:value-type="string" calcext:value-type="string">
            <text:p>High Resoluti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table:formula="of:=(168-[.C4])*[.A4]" office:value-type="float" office:value="1200" calcext:value-type="float">
            <text:p>1200</text:p>
          </table:table-cell>
          <table:table-cell table:formula="of:=(168-[.C4])*[.B4]" office:value-type="float" office:value="1770" calcext:value-type="float">
            <text:p>1770</text:p>
          </table:table-cell>
          <table:table-cell table:formula="of:=168-[.$L$2]/[.A4]" office:value-type="float" office:value="144.25" calcext:value-type="float">
            <text:p>144.25</text:p>
          </table:table-cell>
          <table:table-cell table:formula="of:=168-[.$L$3]/[.B4]" office:value-type="float" office:value="139.212516297262" calcext:value-type="float">
            <text:p>139.212516297262</text:p>
          </table:table-cell>
          <table:table-cell table:formula="of:=168-[.$L$4]/[.A4]" office:value-type="float" office:value="140.692307692308" calcext:value-type="float">
            <text:p>140.692307692308</text:p>
          </table:table-cell>
          <table:table-cell table:formula="of:=([.F4]-[.C4])*([.F4]-[.C4])" office:value-type="float" office:value="39.0625" calcext:value-type="float">
            <text:p>39.0625</text:p>
          </table:table-cell>
          <table:table-cell table:formula="of:=([.G4]-[.C4])*([.G4]-[.C4])" office:value-type="float" office:value="1.47019577112609" calcext:value-type="float">
            <text:p>1.47019577112609</text:p>
          </table:table-cell>
          <table:table-cell table:formula="of:=([.H4]-[.C4])*([.H4]-[.C4])" office:value-type="float" office:value="7.2485207100591" calcext:value-type="float">
            <text:p>7.2485207100591</text:p>
          </table:table-cell>
          <table:table-cell table:style-name="ce2" table:formula="of:=AVERAGE([.D2:.D14])" office:value-type="float" office:value="1092.30769230769" calcext:value-type="float">
            <text:p>1092.30769230769</text:p>
          </table:table-cell>
          <table:table-cell table:formula="of:=SUM([.K2:.K15])" office:value-type="float" office:value="833.722011356192" calcext:value-type="float">
            <text:p>833.722011356192</text:p>
          </table:table-cell>
          <table:table-cell office:value-type="string" calcext:value-type="string">
            <text:p>High Valu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table:formula="of:=(168-[.C5])*[.A5]" office:value-type="float" office:value="1120" calcext:value-type="float">
            <text:p>1120</text:p>
          </table:table-cell>
          <table:table-cell table:formula="of:=(168-[.C5])*[.B5]" office:value-type="float" office:value="1720" calcext:value-type="float">
            <text:p>1720</text:p>
          </table:table-cell>
          <table:table-cell table:formula="of:=168-[.$L$2]/[.A5]" office:value-type="float" office:value="134.071428571429" calcext:value-type="float">
            <text:p>134.071428571429</text:p>
          </table:table-cell>
          <table:table-cell table:formula="of:=168-[.$L$3]/[.B5]" office:value-type="float" office:value="128.500894454383" calcext:value-type="float">
            <text:p>128.500894454383</text:p>
          </table:table-cell>
          <table:table-cell table:formula="of:=168-[.$L$4]/[.A5]" office:value-type="float" office:value="128.989010989011" calcext:value-type="float">
            <text:p>128.989010989011</text:p>
          </table:table-cell>
          <table:table-cell table:formula="of:=([.F5]-[.C5])*([.F5]-[.C5])" office:value-type="float" office:value="36.862244897959" calcext:value-type="float">
            <text:p>36.862244897959</text:p>
          </table:table-cell>
          <table:table-cell table:formula="of:=([.G5]-[.C5])*([.G5]-[.C5])" office:value-type="float" office:value="0.250895254431474" calcext:value-type="float">
            <text:p>0.250895254431474</text:p>
          </table:table-cell>
          <table:table-cell table:formula="of:=([.H5]-[.C5])*([.H5]-[.C5])" office:value-type="float" office:value="0.978142736384473" calcext:value-type="float">
            <text:p>0.97814273638447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table:formula="of:=(168-[.C6])*[.A6]" office:value-type="float" office:value="1150" calcext:value-type="float">
            <text:p>1150</text:p>
          </table:table-cell>
          <table:table-cell table:formula="of:=(168-[.C6])*[.B6]" office:value-type="float" office:value="1700" calcext:value-type="float">
            <text:p>1700</text:p>
          </table:table-cell>
          <table:table-cell table:formula="of:=168-[.$L$2]/[.A6]" office:value-type="float" office:value="126.695652173913" calcext:value-type="float">
            <text:p>126.695652173913</text:p>
          </table:table-cell>
          <table:table-cell table:formula="of:=168-[.$L$3]/[.B6]" office:value-type="float" office:value="118.045248868778" calcext:value-type="float">
            <text:p>118.045248868778</text:p>
          </table:table-cell>
          <table:table-cell table:formula="of:=168-[.$L$4]/[.A6]" office:value-type="float" office:value="120.508361204013" calcext:value-type="float">
            <text:p>120.508361204013</text:p>
          </table:table-cell>
          <table:table-cell table:formula="of:=([.F6]-[.C6])*([.F6]-[.C6])" office:value-type="float" office:value="75.6143667296787" calcext:value-type="float">
            <text:p>75.6143667296787</text:p>
          </table:table-cell>
          <table:table-cell table:formula="of:=([.G6]-[.C6])*([.G6]-[.C6])" office:value-type="float" office:value="0.00204746012571468" calcext:value-type="float">
            <text:p>0.002047460125715</text:p>
          </table:table-cell>
          <table:table-cell table:formula="of:=([.H6]-[.C6])*([.H6]-[.C6])" office:value-type="float" office:value="6.2918759297994" calcext:value-type="float">
            <text:p>6.291875929799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formula="of:=(168-[.C7])*[.A7]" office:value-type="float" office:value="1140" calcext:value-type="float">
            <text:p>1140</text:p>
          </table:table-cell>
          <table:table-cell table:formula="of:=(168-[.C7])*[.B7]" office:value-type="float" office:value="1680" calcext:value-type="float">
            <text:p>1680</text:p>
          </table:table-cell>
          <table:table-cell table:formula="of:=168-[.$L$2]/[.A7]" office:value-type="float" office:value="118" calcext:value-type="float">
            <text:p>118</text:p>
          </table:table-cell>
          <table:table-cell table:formula="of:=168-[.$L$3]/[.B7]" office:value-type="float" office:value="107.340659340659" calcext:value-type="float">
            <text:p>107.340659340659</text:p>
          </table:table-cell>
          <table:table-cell table:formula="of:=168-[.$L$4]/[.A7]" office:value-type="float" office:value="110.51012145749" calcext:value-type="float">
            <text:p>110.51012145749</text:p>
          </table:table-cell>
          <table:table-cell table:formula="of:=([.F7]-[.C7])*([.F7]-[.C7])" office:value-type="float" office:value="100" calcext:value-type="float">
            <text:p>100</text:p>
          </table:table-cell>
          <table:table-cell table:formula="of:=([.G7]-[.C7])*([.G7]-[.C7])" office:value-type="float" office:value="0.434730105059791" calcext:value-type="float">
            <text:p>0.434730105059791</text:p>
          </table:table-cell>
          <table:table-cell table:formula="of:=([.H7]-[.C7])*([.H7]-[.C7])" office:value-type="float" office:value="6.30070973135109" calcext:value-type="float">
            <text:p>6.3007097313510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table:formula="of:=(168-[.C8])*[.A8]" office:value-type="float" office:value="1120" calcext:value-type="float">
            <text:p>1120</text:p>
          </table:table-cell>
          <table:table-cell table:formula="of:=(168-[.C8])*[.B8]" office:value-type="float" office:value="1680" calcext:value-type="float">
            <text:p>1680</text:p>
          </table:table-cell>
          <table:table-cell table:formula="of:=168-[.$L$2]/[.A8]" office:value-type="float" office:value="108.625" calcext:value-type="float">
            <text:p>108.625</text:p>
          </table:table-cell>
          <table:table-cell table:formula="of:=168-[.$L$3]/[.B8]" office:value-type="float" office:value="97.2307692307692" calcext:value-type="float">
            <text:p>97.2307692307692</text:p>
          </table:table-cell>
          <table:table-cell table:formula="of:=168-[.$L$4]/[.A8]" office:value-type="float" office:value="99.7307692307692" calcext:value-type="float">
            <text:p>99.7307692307692</text:p>
          </table:table-cell>
          <table:table-cell table:formula="of:=([.F8]-[.C8])*([.F8]-[.C8])" office:value-type="float" office:value="112.890625" calcext:value-type="float">
            <text:p>112.890625</text:p>
          </table:table-cell>
          <table:table-cell table:formula="of:=([.G8]-[.C8])*([.G8]-[.C8])" office:value-type="float" office:value="0.591715976331368" calcext:value-type="float">
            <text:p>0.591715976331368</text:p>
          </table:table-cell>
          <table:table-cell table:formula="of:=([.H8]-[.C8])*([.H8]-[.C8])" office:value-type="float" office:value="2.9955621301775" calcext:value-type="float">
            <text:p>2.995562130177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table:formula="of:=(168-[.C9])*[.A9]" office:value-type="float" office:value="1040" calcext:value-type="float">
            <text:p>1040</text:p>
          </table:table-cell>
          <table:table-cell table:formula="of:=(168-[.C9])*[.B9]" office:value-type="float" office:value="1680" calcext:value-type="float">
            <text:p>1680</text:p>
          </table:table-cell>
          <table:table-cell table:formula="of:=168-[.$L$2]/[.A9]" office:value-type="float" office:value="94.9230769230769" calcext:value-type="float">
            <text:p>94.9230769230769</text:p>
          </table:table-cell>
          <table:table-cell table:formula="of:=168-[.$L$3]/[.B9]" office:value-type="float" office:value="87.1208791208791" calcext:value-type="float">
            <text:p>87.1208791208791</text:p>
          </table:table-cell>
          <table:table-cell table:formula="of:=168-[.$L$4]/[.A9]" office:value-type="float" office:value="83.9763313609467" calcext:value-type="float">
            <text:p>83.9763313609467</text:p>
          </table:table-cell>
          <table:table-cell table:formula="of:=([.F9]-[.C9])*([.F9]-[.C9])" office:value-type="float" office:value="47.9289940828402" calcext:value-type="float">
            <text:p>47.9289940828402</text:p>
          </table:table-cell>
          <table:table-cell table:formula="of:=([.G9]-[.C9])*([.G9]-[.C9])" office:value-type="float" office:value="0.772853520106287" calcext:value-type="float">
            <text:p>0.772853520106287</text:p>
          </table:table-cell>
          <table:table-cell table:formula="of:=([.H9]-[.C9])*([.H9]-[.C9])" office:value-type="float" office:value="16.1899093169007" calcext:value-type="float">
            <text:p>16.189909316900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table:formula="of:=(168-[.C10])*[.A10]" office:value-type="float" office:value="1080" calcext:value-type="float">
            <text:p>1080</text:p>
          </table:table-cell>
          <table:table-cell table:formula="of:=(168-[.C10])*[.B10]" office:value-type="float" office:value="1710" calcext:value-type="float">
            <text:p>1710</text:p>
          </table:table-cell>
          <table:table-cell table:formula="of:=168-[.$L$2]/[.A10]" office:value-type="float" office:value="88.8333333333333" calcext:value-type="float">
            <text:p>88.8333333333333</text:p>
          </table:table-cell>
          <table:table-cell table:formula="of:=168-[.$L$3]/[.B10]" office:value-type="float" office:value="78.6072874493927" calcext:value-type="float">
            <text:p>78.6072874493927</text:p>
          </table:table-cell>
          <table:table-cell table:formula="of:=168-[.$L$4]/[.A10]" office:value-type="float" office:value="76.974358974359" calcext:value-type="float">
            <text:p>76.974358974359</text:p>
          </table:table-cell>
          <table:table-cell table:formula="of:=([.F10]-[.C10])*([.F10]-[.C10])" office:value-type="float" office:value="117.361111111111" calcext:value-type="float">
            <text:p>117.361111111111</text:p>
          </table:table-cell>
          <table:table-cell table:formula="of:=([.G10]-[.C10])*([.G10]-[.C10])" office:value-type="float" office:value="0.368798046189892" calcext:value-type="float">
            <text:p>0.368798046189892</text:p>
          </table:table-cell>
          <table:table-cell table:formula="of:=([.H10]-[.C10])*([.H10]-[.C10])" office:value-type="float" office:value="1.051939513478" calcext:value-type="float">
            <text:p>1.0519395134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(168-[.C11])*[.A11]" office:value-type="float" office:value="1000" calcext:value-type="float">
            <text:p>1000</text:p>
          </table:table-cell>
          <table:table-cell table:formula="of:=(168-[.C11])*[.B11]" office:value-type="float" office:value="1700" calcext:value-type="float">
            <text:p>1700</text:p>
          </table:table-cell>
          <table:table-cell table:formula="of:=168-[.$L$2]/[.A11]" office:value-type="float" office:value="73" calcext:value-type="float">
            <text:p>73</text:p>
          </table:table-cell>
          <table:table-cell table:formula="of:=168-[.$L$3]/[.B11]" office:value-type="float" office:value="68.0904977375566" calcext:value-type="float">
            <text:p>68.0904977375566</text:p>
          </table:table-cell>
          <table:table-cell table:formula="of:=168-[.$L$4]/[.A11]" office:value-type="float" office:value="58.7692307692308" calcext:value-type="float">
            <text:p>58.7692307692308</text:p>
          </table:table-cell>
          <table:table-cell table:formula="of:=([.F11]-[.C11])*([.F11]-[.C11])" office:value-type="float" office:value="25" calcext:value-type="float">
            <text:p>25</text:p>
          </table:table-cell>
          <table:table-cell table:formula="of:=([.G11]-[.C11])*([.G11]-[.C11])" office:value-type="float" office:value="0.00818984050285615" calcext:value-type="float">
            <text:p>0.008189840502856</text:p>
          </table:table-cell>
          <table:table-cell table:formula="of:=([.H11]-[.C11])*([.H11]-[.C11])" office:value-type="float" office:value="85.2071005917162" calcext:value-type="float">
            <text:p>85.207100591716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formula="of:=(168-[.C12])*[.A12]" office:value-type="float" office:value="990" calcext:value-type="float">
            <text:p>990</text:p>
          </table:table-cell>
          <table:table-cell table:formula="of:=(168-[.C12])*[.B12]" office:value-type="float" office:value="1650" calcext:value-type="float">
            <text:p>1650</text:p>
          </table:table-cell>
          <table:table-cell table:formula="of:=168-[.$L$2]/[.A12]" office:value-type="float" office:value="62.4444444444444" calcext:value-type="float">
            <text:p>62.4444444444444</text:p>
          </table:table-cell>
          <table:table-cell table:formula="of:=168-[.$L$3]/[.B12]" office:value-type="float" office:value="54.7692307692308" calcext:value-type="float">
            <text:p>54.7692307692308</text:p>
          </table:table-cell>
          <table:table-cell table:formula="of:=168-[.$L$4]/[.A12]" office:value-type="float" office:value="46.6324786324786" calcext:value-type="float">
            <text:p>46.6324786324786</text:p>
          </table:table-cell>
          <table:table-cell table:formula="of:=([.F12]-[.C12])*([.F12]-[.C12])" office:value-type="float" office:value="19.7530864197531" calcext:value-type="float">
            <text:p>19.7530864197531</text:p>
          </table:table-cell>
          <table:table-cell table:formula="of:=([.G12]-[.C12])*([.G12]-[.C12])" office:value-type="float" office:value="10.4378698224853" calcext:value-type="float">
            <text:p>10.4378698224853</text:p>
          </table:table-cell>
          <table:table-cell table:formula="of:=([.H12]-[.C12])*([.H12]-[.C12])" office:value-type="float" office:value="129.220542041055" calcext:value-type="float">
            <text:p>129.22054204105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(168-[.C13])*[.A13]" office:value-type="float" office:value="960" calcext:value-type="float">
            <text:p>960</text:p>
          </table:table-cell>
          <table:table-cell table:formula="of:=(168-[.C13])*[.B13]" office:value-type="float" office:value="1680" calcext:value-type="float">
            <text:p>1680</text:p>
          </table:table-cell>
          <table:table-cell table:formula="of:=168-[.$L$2]/[.A13]" office:value-type="float" office:value="49.25" calcext:value-type="float">
            <text:p>49.25</text:p>
          </table:table-cell>
          <table:table-cell table:formula="of:=168-[.$L$3]/[.B13]" office:value-type="float" office:value="46.6813186813187" calcext:value-type="float">
            <text:p>46.6813186813187</text:p>
          </table:table-cell>
          <table:table-cell table:formula="of:=168-[.$L$4]/[.A13]" office:value-type="float" office:value="31.4615384615385" calcext:value-type="float">
            <text:p>31.4615384615385</text:p>
          </table:table-cell>
          <table:table-cell table:formula="of:=([.F13]-[.C13])*([.F13]-[.C13])" office:value-type="float" office:value="1.5625" calcext:value-type="float">
            <text:p>1.5625</text:p>
          </table:table-cell>
          <table:table-cell table:formula="of:=([.G13]-[.C13])*([.G13]-[.C13])" office:value-type="float" office:value="1.73892042023913" calcext:value-type="float">
            <text:p>1.73892042023913</text:p>
          </table:table-cell>
          <table:table-cell table:formula="of:=([.H13]-[.C13])*([.H13]-[.C13])" office:value-type="float" office:value="273.520710059172" calcext:value-type="float">
            <text:p>273.5207100591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(168-[.C14])*[.A14]" office:value-type="float" office:value="1040" calcext:value-type="float">
            <text:p>1040</text:p>
          </table:table-cell>
          <table:table-cell table:formula="of:=(168-[.C14])*[.B14]" office:value-type="float" office:value="1690" calcext:value-type="float">
            <text:p>1690</text:p>
          </table:table-cell>
          <table:table-cell table:formula="of:=168-[.$L$2]/[.A14]" office:value-type="float" office:value="49.25" calcext:value-type="float">
            <text:p>49.25</text:p>
          </table:table-cell>
          <table:table-cell table:formula="of:=168-[.$L$3]/[.B14]" office:value-type="float" office:value="37.3491124260355" calcext:value-type="float">
            <text:p>37.3491124260355</text:p>
          </table:table-cell>
          <table:table-cell table:formula="of:=168-[.$L$4]/[.A14]" office:value-type="float" office:value="31.4615384615385" calcext:value-type="float">
            <text:p>31.4615384615385</text:p>
          </table:table-cell>
          <table:table-cell table:formula="of:=([.F14]-[.C14])*([.F14]-[.C14])" office:value-type="float" office:value="126.5625" calcext:value-type="float">
            <text:p>126.5625</text:p>
          </table:table-cell>
          <table:table-cell table:formula="of:=([.G14]-[.C14])*([.G14]-[.C14])" office:value-type="float" office:value="0.423654633941388" calcext:value-type="float">
            <text:p>0.423654633941388</text:p>
          </table:table-cell>
          <table:table-cell table:formula="of:=([.H14]-[.C14])*([.H14]-[.C14])" office:value-type="float" office:value="42.7514792899409" calcext:value-type="float">
            <text:p>42.75147928994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(168-[.C15])*[.A15]" office:value-type="float" office:value="980" calcext:value-type="float">
            <text:p>980</text:p>
          </table:table-cell>
          <table:table-cell table:formula="of:=(168-[.C15])*[.B15]" office:value-type="float" office:value="1540" calcext:value-type="float">
            <text:p>1540</text:p>
          </table:table-cell>
          <table:table-cell table:formula="of:=168-[.$L$2]/[.A15]" office:value-type="float" office:value="32.2857142857143" calcext:value-type="float">
            <text:p>32.2857142857143</text:p>
          </table:table-cell>
          <table:table-cell table:formula="of:=168-[.$L$3]/[.B15]" office:value-type="float" office:value="13.5944055944056" calcext:value-type="float">
            <text:p>13.5944055944056</text:p>
          </table:table-cell>
          <table:table-cell table:formula="of:=168-[.$L$4]/[.A15]" office:value-type="float" office:value="11.9560439560439" calcext:value-type="float">
            <text:p>11.9560439560439</text:p>
          </table:table-cell>
          <table:table-cell table:formula="of:=([.F15]-[.C15])*([.F15]-[.C15])" office:value-type="float" office:value="18.3673469387754" calcext:value-type="float">
            <text:p>18.3673469387754</text:p>
          </table:table-cell>
          <table:table-cell table:formula="of:=([.G15]-[.C15])*([.G15]-[.C15])" office:value-type="float" office:value="207.521150178493" calcext:value-type="float">
            <text:p>207.521150178493</text:p>
          </table:table-cell>
          <table:table-cell table:formula="of:=([.H15]-[.C15])*([.H15]-[.C15])" office:value-type="float" office:value="257.408525540394" calcext:value-type="float">
            <text:p>257.4085255403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168-[.C16])*[.A16]" office:value-type="float" office:value="900" calcext:value-type="float">
            <text:p>900</text:p>
          </table:table-cell>
          <table:table-cell table:formula="of:=(168-[.C16])*[.B16]" office:value-type="float" office:value="1650" calcext:value-type="float">
            <text:p>1650</text:p>
          </table:table-cell>
          <table:table-cell table:formula="of:=168-[.$L$2]/[.A16]" office:value-type="float" office:value="9.66666666666666" calcext:value-type="float">
            <text:p>9.66666666666666</text:p>
          </table:table-cell>
          <table:table-cell table:formula="of:=168-[.$L$3]/[.B16]" office:value-type="float" office:value="13.5944055944056" calcext:value-type="float">
            <text:p>13.5944055944056</text:p>
          </table:table-cell>
          <table:table-cell table:formula="of:=168-[.$L$4]/[.A16]" office:value-type="float" office:value="-14.0512820512821" calcext:value-type="float">
            <text:p>-14.0512820512821</text:p>
          </table:table-cell>
          <table:table-cell table:formula="of:=([.F16]-[.C16])*([.F16]-[.C16])" office:value-type="float" office:value="69.4444444444446" calcext:value-type="float">
            <text:p>69.4444444444446</text:p>
          </table:table-cell>
          <table:table-cell table:formula="of:=([.G16]-[.C16])*([.G16]-[.C16])" office:value-type="float" office:value="19.4092620666049" calcext:value-type="float">
            <text:p>19.4092620666049</text:p>
          </table:table-cell>
          <table:table-cell table:formula="of:=([.H16]-[.C16])*([.H16]-[.C16])" office:value-type="float" office:value="1027.28468113084" calcext:value-type="float">
            <text:p>1027.284681130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5:23:39.805377030</meta:creation-date>
    <dc:date>2018-06-18T00:23:52.510357184</dc:date>
    <meta:editing-duration>PT6H45M54S</meta:editing-duration>
    <meta:editing-cycles>1</meta:editing-cycles>
    <meta:document-statistic meta:table-count="1" meta:cell-count="183" meta:object-count="2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98cm" svg:height="9.873cm" xlink:href=".." xlink:type="simple" chart:class="chart:scatter" chart:style-name="ch1">
        <chart:legend chart:legend-position="end" svg:x="18.296cm" svg:y="4.139cm" style:legend-expansion="high" chart:style-name="ch2"/>
        <chart:plot-area chart:style-name="ch3" table:cell-range-address="Sheet1.A1:Sheet1.A16 Sheet1.C1:Sheet1.C16 Sheet1.H2:Sheet1.H16 Sheet1.F2:Sheet1.F16" chart:data-source-has-labels="row" svg:x="0.397cm" svg:y="0.197cm" svg:width="17.502cm" svg:height="9.479cm">
          <chartooo:coordinate-region svg:x="1.124cm" svg:y="0.396cm" svg:width="16.415cm" svg:height="9.0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6" chart:label-cell-address="Sheet1.C1:Sheet1.C1" chart:class="chart:scatter">
            <chart:domain table:cell-range-address="Sheet1.A2:Sheet1.A16"/>
            <chart:data-point chart:repeated="15"/>
          </chart:series>
          <chart:series chart:style-name="ch7" chart:values-cell-range-address="Sheet1.H2:Sheet1.H16" loext:label-string="data1" chart:class="chart:scatter">
            <chart:data-point chart:repeated="15"/>
          </chart:series>
          <chart:series chart:style-name="ch8" chart:values-cell-range-address="Sheet1.F2:Sheet1.F16" loext:label-string="data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</text:p>
                <draw:g>
                  <svg:desc>Sheet1.C1:Sheet1.C1</svg:desc>
                </draw:g>
              </table:table-cell>
              <table:table-cell office:value-type="string">
                <text:p>data1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">
                <text:p>114</text:p>
                <draw:g>
                  <svg:desc>Sheet1.A2:Sheet1.A16</svg:desc>
                </draw:g>
              </table:table-cell>
              <table:table-cell office:value-type="float" office:value="158">
                <text:p>158</text:p>
                <draw:g>
                  <svg:desc>Sheet1.C2:Sheet1.C16</svg:desc>
                </draw:g>
              </table:table-cell>
              <table:table-cell office:value-type="float" office:value="158.418353576248">
                <text:p>158.418353576248</text:p>
                <draw:g>
                  <svg:desc>Sheet1.H2:Sheet1.H16</svg:desc>
                </draw:g>
              </table:table-cell>
              <table:table-cell office:value-type="float" office:value="159.666666666667">
                <text:p>159.666666666667</text:p>
                <draw:g>
                  <svg:desc>Sheet1.F2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148">
                <text:p>148</text:p>
              </table:table-cell>
              <table:table-cell office:value-type="float" office:value="150.093316519546">
                <text:p>150.093316519546</text:p>
              </table:table-cell>
              <table:table-cell office:value-type="float" office:value="152.426229508197">
                <text:p>152.426229508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  <table:table-cell office:value-type="float" office:value="140.692307692308">
                <text:p>140.692307692308</text:p>
              </table:table-cell>
              <table:table-cell office:value-type="float" office:value="144.25">
                <text:p>144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128.989010989011">
                <text:p>128.989010989011</text:p>
              </table:table-cell>
              <table:table-cell office:value-type="float" office:value="134.071428571429">
                <text:p>134.0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8">
                <text:p>118</text:p>
              </table:table-cell>
              <table:table-cell office:value-type="float" office:value="120.508361204013">
                <text:p>120.508361204013</text:p>
              </table:table-cell>
              <table:table-cell office:value-type="float" office:value="126.695652173913">
                <text:p>126.695652173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08">
                <text:p>108</text:p>
              </table:table-cell>
              <table:table-cell office:value-type="float" office:value="110.51012145749">
                <text:p>110.510121457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99.7307692307692">
                <text:p>99.7307692307692</text:p>
              </table:table-cell>
              <table:table-cell office:value-type="float" office:value="108.625">
                <text:p>108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83.9763313609467">
                <text:p>83.9763313609467</text:p>
              </table:table-cell>
              <table:table-cell office:value-type="float" office:value="94.9230769230769">
                <text:p>94.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76.974358974359">
                <text:p>76.974358974359</text:p>
              </table:table-cell>
              <table:table-cell office:value-type="float" office:value="88.8333333333333">
                <text:p>88.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58.7692307692308">
                <text:p>58.76923076923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46.6324786324786">
                <text:p>46.6324786324786</text:p>
              </table:table-cell>
              <table:table-cell office:value-type="float" office:value="62.4444444444444">
                <text:p>62.4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31.4615384615385">
                <text:p>31.4615384615385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31.4615384615385">
                <text:p>31.4615384615385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1.9560439560439">
                <text:p>11.9560439560439</text:p>
              </table:table-cell>
              <table:table-cell office:value-type="float" office:value="32.2857142857143">
                <text:p>32.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-14.0512820512821">
                <text:p>-14.0512820512821</text:p>
              </table:table-cell>
              <table:table-cell office:value-type="float" office:value="9.66666666666666">
                <text:p>9.66666666666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55cm" svg:height="11.225cm" xlink:href=".." xlink:type="simple" chart:class="chart:scatter" chart:style-name="ch1">
        <chart:legend chart:legend-position="end" svg:x="18.539cm" svg:y="5.064cm" style:legend-expansion="high" chart:style-name="ch2"/>
        <chart:plot-area chart:style-name="ch3" table:cell-range-address="Sheet1.B1:Sheet1.C16 Sheet1.G2:Sheet1.G16" chart:data-source-has-labels="row" svg:x="0.399cm" svg:y="0.224cm" svg:width="17.741cm" svg:height="10.777cm">
          <chartooo:coordinate-region svg:x="1.02cm" svg:y="0.423cm" svg:width="16.654cm" svg:height="9.9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6" chart:label-cell-address="Sheet1.C1:Sheet1.C1" chart:class="chart:scatter">
            <chart:domain table:cell-range-address="Sheet1.B2:Sheet1.B16"/>
            <chart:data-point chart:repeated="3"/>
            <chart:data-point chart:style-name="ch7" chart:repeated="2"/>
            <chart:data-point chart:repeated="10"/>
          </chart:series>
          <chart:series chart:style-name="ch8" chart:values-cell-range-address="Sheet1.G2:Sheet1.G16" loext:label-string="data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</text:p>
                <draw:g>
                  <svg:desc>Sheet1.C1:Sheet1.C1</svg:desc>
                </draw:g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">
                <text:p>164</text:p>
                <draw:g>
                  <svg:desc>Sheet1.B2:Sheet1.B16</svg:desc>
                </draw:g>
              </table:table-cell>
              <table:table-cell office:value-type="float" office:value="158">
                <text:p>158</text:p>
                <draw:g>
                  <svg:desc>Sheet1.C2:Sheet1.C16</svg:desc>
                </draw:g>
              </table:table-cell>
              <table:table-cell office:value-type="float" office:value="157.643527204503">
                <text:p>157.643527204503</text:p>
                <draw:g>
                  <svg:desc>Sheet1.G2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">
                <text:p>89</text:p>
              </table:table-cell>
              <table:table-cell office:value-type="float" office:value="148">
                <text:p>148</text:p>
              </table:table-cell>
              <table:table-cell office:value-type="float" office:value="148.916162489196">
                <text:p>148.916162489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  <table:table-cell office:value-type="float" office:value="139.212516297262">
                <text:p>139.212516297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128">
                <text:p>128</text:p>
              </table:table-cell>
              <table:table-cell office:value-type="float" office:value="128.500894454383">
                <text:p>128.500894454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18">
                <text:p>118</text:p>
              </table:table-cell>
              <table:table-cell office:value-type="float" office:value="118.045248868778">
                <text:p>118.045248868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07.340659340659">
                <text:p>107.340659340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97.2307692307692">
                <text:p>97.2307692307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87.1208791208791">
                <text:p>87.1208791208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8">
                <text:p>78</text:p>
              </table:table-cell>
              <table:table-cell office:value-type="float" office:value="78.6072874493927">
                <text:p>78.6072874493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68.0904977375566">
                <text:p>68.0904977375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54.7692307692308">
                <text:p>54.7692307692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46.6813186813187">
                <text:p>46.6813186813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37.3491124260355">
                <text:p>37.3491124260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3.5944055944056">
                <text:p>13.5944055944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.5944055944056">
                <text:p>13.5944055944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